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ejaVu Sans" svg:font-family="'DejaVu Sans'" style:font-family-generic="roman" style:font-pitch="variable"/>
    <style:font-face style:name="FreeSans" svg:font-family="FreeSans" style:font-family-generic="roman" style:font-pitch="variable"/>
    <style:font-face style:name="Helvetica" svg:font-family="Helvetica, 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Liberation Serif" fo:font-size="12pt" fo:language="en" fo:country="US" fo:font-style="normal" officeooo:rsid="00f9243f" officeooo:paragraph-rsid="00f9243f" style:font-size-asian="12pt" style:font-style-asian="normal" style:font-size-complex="12pt" style:font-style-complex="normal"/>
    </style:style>
    <style:style style:name="P2" style:family="paragraph" style:parent-style-name="Text_20_body">
      <style:text-properties style:font-name="Liberation Serif" fo:font-size="12pt" fo:language="en" fo:country="US" fo:font-style="normal" officeooo:rsid="00f9243f" officeooo:paragraph-rsid="00feedcf" style:font-size-asian="12pt" style:font-style-asian="normal" style:font-size-complex="12pt" style:font-style-complex="normal"/>
    </style:style>
    <style:style style:name="P3" style:family="paragraph" style:parent-style-name="Text_20_body">
      <style:text-properties style:font-name="Liberation Serif" fo:font-size="12pt" fo:language="en" fo:country="US" fo:font-style="normal" officeooo:rsid="00f9243f" officeooo:paragraph-rsid="010d42ef" style:font-size-asian="12pt" style:font-style-asian="normal" style:font-size-complex="12pt" style:font-style-complex="normal"/>
    </style:style>
    <style:style style:name="P4" style:family="paragraph" style:parent-style-name="Text_20_body">
      <style:text-properties style:font-name="Liberation Serif" fo:font-size="12pt" fo:language="en" fo:country="US" fo:font-style="normal" officeooo:rsid="00f9243f" officeooo:paragraph-rsid="010e107c" style:font-size-asian="12pt" style:font-style-asian="normal" style:font-size-complex="12pt" style:font-style-complex="normal"/>
    </style:style>
    <style:style style:name="P5" style:family="paragraph" style:parent-style-name="Text_20_body">
      <style:text-properties style:font-name="Liberation Serif" fo:font-size="12pt" fo:language="en" fo:country="US" fo:font-style="normal" officeooo:rsid="00f9243f" officeooo:paragraph-rsid="01106d2e" style:font-size-asian="12pt" style:font-style-asian="normal" style:font-size-complex="12pt" style:font-style-complex="normal"/>
    </style:style>
    <style:style style:name="P6" style:family="paragraph" style:parent-style-name="Text_20_body">
      <style:text-properties style:font-name="Liberation Serif" fo:font-size="12pt" fo:language="en" fo:country="US" fo:font-style="normal" officeooo:rsid="00f9243f" officeooo:paragraph-rsid="01178301" style:font-size-asian="12pt" style:font-style-asian="normal" style:font-size-complex="12pt" style:font-style-complex="normal"/>
    </style:style>
    <style:style style:name="P7" style:family="paragraph" style:parent-style-name="Text_20_body">
      <style:text-properties style:font-name="Liberation Serif" fo:font-size="12pt" fo:language="en" fo:country="US" fo:font-style="normal" officeooo:rsid="0109a673" officeooo:paragraph-rsid="0109a673" style:font-size-asian="12pt" style:font-style-asian="normal" style:font-size-complex="12pt" style:font-style-complex="normal"/>
    </style:style>
    <style:style style:name="P8" style:family="paragraph" style:parent-style-name="Text_20_body">
      <style:text-properties style:font-name="Liberation Serif" fo:font-size="12pt" fo:language="en" fo:country="US" fo:font-style="normal" officeooo:rsid="010ed706" officeooo:paragraph-rsid="010ed706" style:font-size-asian="12pt" style:font-style-asian="normal" style:font-size-complex="12pt" style:font-style-complex="normal"/>
    </style:style>
    <style:style style:name="P9" style:family="paragraph" style:parent-style-name="Text_20_body">
      <style:text-properties style:font-name="Liberation Serif" fo:font-size="12pt" fo:language="en" fo:country="US" fo:font-style="normal" officeooo:rsid="010ed706" officeooo:paragraph-rsid="01106d2e" style:font-size-asian="12pt" style:font-style-asian="normal" style:font-size-complex="12pt" style:font-style-complex="normal"/>
    </style:style>
    <style:style style:name="P10" style:family="paragraph" style:parent-style-name="Text_20_body">
      <style:text-properties style:font-name="Liberation Serif" fo:font-size="12pt" fo:language="en" fo:country="US" fo:font-style="normal" officeooo:rsid="010ed706" officeooo:paragraph-rsid="0111c6b2" style:font-size-asian="12pt" style:font-style-asian="normal" style:font-size-complex="12pt" style:font-style-complex="normal"/>
    </style:style>
    <style:style style:name="P11" style:family="paragraph" style:parent-style-name="Text_20_body">
      <style:text-properties style:font-name="Liberation Serif" fo:font-size="12pt" fo:language="en" fo:country="US" fo:font-style="normal" officeooo:rsid="011ce069" officeooo:paragraph-rsid="011ce069" style:font-size-asian="12pt" style:font-style-asian="normal" style:font-size-complex="12pt" style:font-style-complex="normal"/>
    </style:style>
    <style:style style:name="P12" style:family="paragraph" style:parent-style-name="Text_20_body">
      <style:text-properties style:font-name="Liberation Serif" fo:font-size="12pt" fo:language="en" fo:country="US" fo:font-style="normal" officeooo:rsid="011e5212" officeooo:paragraph-rsid="011e5212" style:font-size-asian="12pt" style:font-style-asian="normal" style:font-size-complex="12pt" style:font-style-complex="normal"/>
    </style:style>
    <style:style style:name="T1" style:family="text">
      <style:text-properties officeooo:rsid="00f9c20c"/>
    </style:style>
    <style:style style:name="T2" style:family="text">
      <style:text-properties officeooo:rsid="00fbbe03"/>
    </style:style>
    <style:style style:name="T3" style:family="text">
      <style:text-properties officeooo:rsid="00ff73ab"/>
    </style:style>
    <style:style style:name="T4" style:family="text">
      <style:text-properties officeooo:rsid="010e107c"/>
    </style:style>
    <style:style style:name="T5" style:family="text">
      <style:text-properties officeooo:rsid="010f63ef"/>
    </style:style>
    <style:style style:name="T6" style:family="text">
      <style:text-properties officeooo:rsid="0111c1ce"/>
    </style:style>
    <style:style style:name="T7" style:family="text">
      <style:text-properties officeooo:rsid="01178301"/>
    </style:style>
    <style:style style:name="T8" style:family="text">
      <style:text-properties officeooo:rsid="0119c30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\chapter{Optimization Results}</text:p>
      <text:p text:style-name="P12">\label{sec:optimization_results}</text:p>
      <text:p text:style-name="P12">This chapter focuses on showing and analyzing the most interesting MAV designs</text:p>
      <text:p text:style-name="P12">outputted by the optimization tool. A short digression on platonic solid is first</text:p>
      <text:p text:style-name="P12">needed to properly analyse the results. The optimal designs with an even number</text:p>
      <text:p text:style-name="P12">of propellers are then described. Afterwards, the designs with an odd number of</text:p>
      <text:p text:style-name="P12">propellers are shown. A comparison of the different optimal drone design is then</text:p>
      <text:p text:style-name="P12">proposed. Finally, a few results of optimizations performed with the number of</text:p>
      <text:p text:style-name="P12">propeller as an argument are presented.</text:p>
      <text:p text:style-name="P12"/>
      <text:p text:style-name="P12">\section{Platonic Solids}</text:p>
      <text:p text:style-name="P12">\label{sec:platonic_solids}</text:p>
      <text:p text:style-name="P12">Platonic solids are five regular and convex polyhedrons named after the</text:p>
      <text:p text:style-name="P12">ancient Greek philosopher Plato to honor his memory \citep{noauthor_platonic_2018}.</text:p>
      <text:p text:style-name="P12">The five platonic solids are:</text:p>
      <text:p text:style-name="P12">\begin{itemize}</text:p>
      <text:p text:style-name="P12">\item The tetrahedron composed of four faces and four vertices (see \Cref{fig:tetrahedron}).</text:p>
      <text:p text:style-name="P12">\item The octahedron composed of eight faces and six vertices (see \Cref{fig:octahedron}).</text:p>
      <text:p text:style-name="P12">\item The cube composed of six faces and eight vertices (see \Cref{fig:cube}).</text:p>
      <text:p text:style-name="P12">\item The icosahedron composed of twenty faces and twelve vertices.</text:p>
      <text:p text:style-name="P12">\item The dodecahedron composed of twelve faces and twenty vertices.</text:p>
      <text:p text:style-name="P12">\end{itemize}</text:p>
      <text:p text:style-name="P12">There is a angle that can be found at least in the</text:p>
      <text:p text:style-name="P12">first three platonic solids. This angle is found between the horizontal plane and</text:p>
      <text:p text:style-name="P12">the vertices of the polyhedron (see \Cref{fig:platonic_solid}). To ensure simplicity,</text:p>
      <text:p text:style-name="P12">in the rest of this work this angle will be referred to as the platonic solids angle</text:p>
      <text:p text:style-name="P12">and $\beta_{PS}$).</text:p>
      <text:p text:style-name="P12"/>
      <text:p text:style-name="P12">\begin{figure}[!h]</text:p>
      <text:p text:style-name="P12"><text:s text:c="2"/>\begin{subfigure}[b]{0.22\textwidth}</text:p>
      <text:p text:style-name="P12"><text:s text:c="4"/>\includegraphics[width=\linewidth]{images/tetrahedron.jpg}</text:p>
      <text:p text:style-name="P12"><text:soft-page-break/><text:s text:c="4"/>\caption{Tetrahedron.} \label{fig:tetrahedron}</text:p>
      <text:p text:style-name="P12"><text:s text:c="2"/>\end{subfigure}</text:p>
      <text:p text:style-name="P12"><text:s text:c="2"/>\hspace*{\fill} % separation between the subfigures</text:p>
      <text:p text:style-name="P12"><text:s text:c="2"/>\begin{subfigure}[b]{0.27\textwidth}</text:p>
      <text:p text:style-name="P12"><text:s text:c="4"/>\includegraphics[width=\linewidth]{images/octahedron.jpg}</text:p>
      <text:p text:style-name="P12"><text:s text:c="4"/>\caption{Octahedron.} \label{fig:octahedron}</text:p>
      <text:p text:style-name="P12"><text:s text:c="2"/>\end{subfigure}</text:p>
      <text:p text:style-name="P12"><text:s text:c="2"/>\hspace*{\fill} % separation between the subfigures</text:p>
      <text:p text:style-name="P12"><text:s text:c="2"/>\begin{subfigure}[b]{0.26\textwidth}</text:p>
      <text:p text:style-name="P12"><text:s text:c="4"/>\includegraphics[width=\linewidth]{images/cube.jpg}</text:p>
      <text:p text:style-name="P12"><text:s text:c="4"/>\caption{Cube.} \label{fig:cube}</text:p>
      <text:p text:style-name="P12"><text:s text:c="2"/>\end{subfigure}</text:p>
      <text:p text:style-name="P12"><text:s text:c="2"/>\caption{The first three platonic solids $\big(\cos(\beta_{PS}) = \sqrt{\frac{2}{3}}</text:p>
      <text:p text:style-name="P12"><text:s text:c="2"/>=&gt; <text:s/>\beta_{PS} \simeq 35.26^{\circ}\big)\, .$}</text:p>
      <text:p text:style-name="P12"><text:s text:c="2"/>\label{fig:platonic_solid}</text:p>
      <text:p text:style-name="P12">\end{figure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DejaVu Sans" svg:font-family="'DejaVu Sans'" style:font-family-generic="roman" style:font-pitch="variable"/>
    <style:font-face style:name="FreeSans" svg:font-family="FreeSans" style:font-family-generic="roman" style:font-pitch="variable"/>
    <style:font-face style:name="Helvetica" svg:font-family="Helvetica, 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7e_LT_7e_Gliederung_20_1" style:display-name="Title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7e_LT_7e_Gliederung_20_2" style:display-name="Title~LT~Gliederung 2" style:family="paragraph" style:parent-style-name="Title_7e_LT_7e_Gliederung_20_1" style:default-outline-level="">
      <style:paragraph-properties fo:margin-top="0in" fo:margin-bottom="0.1575in" loext:contextual-spacing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7e_LT_7e_Gliederung_20_3" style:display-name="Title~LT~Gliederung 3" style:family="paragraph" style:parent-style-name="Title_7e_LT_7e_Gliederung_20_2" style:default-outline-level="">
      <style:paragraph-properties fo:margin-top="0in" fo:margin-bottom="0.1181in" loext:contextual-spacing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7e_LT_7e_Gliederung_20_4" style:display-name="Title~LT~Gliederung 4" style:family="paragraph" style:parent-style-name="Title_7e_LT_7e_Gliederung_20_3" style:default-outline-level="">
      <style:paragraph-properties fo:margin-top="0in" fo:margin-bottom="0.0783in" loext:contextual-spacing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7e_LT_7e_Gliederung_20_5" style:display-name="Title~LT~Gliederung 5" style:family="paragraph" style:parent-style-name="Title_7e_LT_7e_Gliederung_20_4" style:default-outline-level="">
      <style:paragraph-properties fo:margin-top="0in" fo:margin-bottom="0.0398in" loext:contextual-spacing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7e_LT_7e_Gliederung_20_6" style:display-name="Title~LT~Gliederung 6" style:family="paragraph" style:parent-style-name="Title_7e_LT_7e_Gliederung_20_5" style:default-outline-level="">
      <style:paragraph-properties fo:margin-top="0in" fo:margin-bottom="0.0398in" loext:contextual-spacing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7e_LT_7e_Gliederung_20_7" style:display-name="Title~LT~Gliederung 7" style:family="paragraph" style:parent-style-name="Title_7e_LT_7e_Gliederung_20_6" style:default-outline-level="">
      <style:paragraph-properties fo:margin-top="0in" fo:margin-bottom="0.0398in" loext:contextual-spacing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7e_LT_7e_Gliederung_20_8" style:display-name="Title~LT~Gliederung 8" style:family="paragraph" style:parent-style-name="Title_7e_LT_7e_Gliederung_20_7" style:default-outline-level="">
      <style:paragraph-properties fo:margin-top="0in" fo:margin-bottom="0.0398in" loext:contextual-spacing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9" style:display-name="Title~LT~Gliederung 9" style:family="paragraph" style:parent-style-name="Title_7e_LT_7e_Gliederung_20_8" style:default-outline-level="">
      <style:paragraph-properties fo:margin-top="0in" fo:margin-bottom="0.0398in" loext:contextual-spacing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Titel" style:display-name="Title~LT~Titel" style:family="paragraph" style:default-outline-level="">
      <style:paragraph-properties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32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7e_LT_7e_Untertitel" style:display-name="Title~LT~Untertitel" style:family="paragraph" style:default-outline-level="">
      <style:paragraph-properties fo:margin-left="0in" fo:margin-right="0in" fo:text-align="start" style:justify-single-word="false" fo:orphans="2" fo:widows="2" fo:text-indent="0in" style:auto-text-indent="false" style:writing-mode="lr-tb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7e_LT_7e_Notizen" style:display-name="Title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7e_LT_7e_Hintergrundobjekte" style:display-name="Titl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7e_LT_7e_Hintergrund" style:display-name="Titl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kt_20_ohne_20_Füllung_20_und_20_Linie" style:display-name="Objekt ohne Füllung und Lini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7e_LT_7e_Gliederung_20_1" style:display-name="Content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7e_LT_7e_Gliederung_20_2" style:display-name="Content~LT~Gliederung 2" style:family="paragraph" style:parent-style-name="Content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7e_LT_7e_Gliederung_20_3" style:display-name="Content~LT~Gliederung 3" style:family="paragraph" style:parent-style-name="Content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7e_LT_7e_Gliederung_20_4" style:display-name="Content~LT~Gliederung 4" style:family="paragraph" style:parent-style-name="Content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7e_LT_7e_Gliederung_20_5" style:display-name="Content~LT~Gliederung 5" style:family="paragraph" style:parent-style-name="Content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7e_LT_7e_Gliederung_20_6" style:display-name="Content~LT~Gliederung 6" style:family="paragraph" style:parent-style-name="Content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7e_LT_7e_Gliederung_20_7" style:display-name="Content~LT~Gliederung 7" style:family="paragraph" style:parent-style-name="Content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7e_LT_7e_Gliederung_20_8" style:display-name="Content~LT~Gliederung 8" style:family="paragraph" style:parent-style-name="Content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7e_LT_7e_Gliederung_20_9" style:display-name="Content~LT~Gliederung 9" style:family="paragraph" style:parent-style-name="Content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7e_LT_7e_Titel" style:display-name="Content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7e_LT_7e_Untertitel" style:display-name="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7e_LT_7e_Notizen" style:display-name="Content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7e_LT_7e_Hintergrundobjekte" style:display-name="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7e_LT_7e_Hintergrund" style:display-name="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End_7e_LT_7e_Gliederung_20_1" style:display-name="End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nd_7e_LT_7e_Gliederung_20_2" style:display-name="End~LT~Gliederung 2" style:family="paragraph" style:parent-style-name="End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nd_7e_LT_7e_Gliederung_20_3" style:display-name="End~LT~Gliederung 3" style:family="paragraph" style:parent-style-name="End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nd_7e_LT_7e_Gliederung_20_4" style:display-name="End~LT~Gliederung 4" style:family="paragraph" style:parent-style-name="End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7e_LT_7e_Gliederung_20_5" style:display-name="End~LT~Gliederung 5" style:family="paragraph" style:parent-style-name="End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7e_LT_7e_Gliederung_20_6" style:display-name="End~LT~Gliederung 6" style:family="paragraph" style:parent-style-name="End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7e_LT_7e_Gliederung_20_7" style:display-name="End~LT~Gliederung 7" style:family="paragraph" style:parent-style-name="End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7e_LT_7e_Gliederung_20_8" style:display-name="End~LT~Gliederung 8" style:family="paragraph" style:parent-style-name="End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7e_LT_7e_Gliederung_20_9" style:display-name="End~LT~Gliederung 9" style:family="paragraph" style:parent-style-name="End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7e_LT_7e_Titel" style:display-name="End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nd_7e_LT_7e_Untertitel" style:display-name="End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nd_7e_LT_7e_Notizen" style:display-name="End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nd_7e_LT_7e_Hintergrundobjekte" style:display-name="End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End_7e_LT_7e_Hintergrund" style:display-name="End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re_20_1_20_Car" style:display-name="Titre 1 Car" style:family="paragraph" style:default-outline-level="">
      <style:paragraph-properties fo:text-align="start" style:justify-single-word="false" fo:orphans="2" fo:widows="2" style:writing-mode="lr-tb"/>
      <style:text-properties style:font-name="DejaVu Sans" fo:font-family="'DejaVu Sans'" style:font-family-generic="roman" style:font-pitch="variable" fo:font-size="16pt" fo:font-weight="bold" style:font-name-asian="DejaVu Sans1" style:font-family-asian="'DejaVu Sans'" style:font-family-generic-asian="system" style:font-pitch-asian="variable" style:font-size-asian="16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Default_20_Paragraph_20_Font" style:display-name="Default Paragraph Fon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ff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pple-converted-spac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_20_Paragraph" style:display-name="List Paragraph" style:family="paragraph" style:default-outline-level="">
      <style:paragraph-properties fo:margin-left="0.8819in" fo:margin-right="0in" fo:margin-top="0.1472in" fo:margin-bottom="0.1472in" loext:contextual-spacing="false" fo:line-height="150%" fo:text-align="start" style:justify-single-word="false" fo:orphans="2" fo:widows="2" fo:text-indent="0in" style:auto-text-indent="false" style:writing-mode="lr-tb"/>
      <style:text-properties style:font-name="Helvetica" fo:font-family="Helvetica, Arial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7e_LT_7e_Gliederung_20_1" style:display-name="Content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7e_LT_7e_Gliederung_20_2" style:display-name="Content_~LT~Gliederung 2" style:family="paragraph" style:parent-style-name="Content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7e_LT_7e_Gliederung_20_3" style:display-name="Content_~LT~Gliederung 3" style:family="paragraph" style:parent-style-name="Content_5f_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7e_LT_7e_Gliederung_20_4" style:display-name="Content_~LT~Gliederung 4" style:family="paragraph" style:parent-style-name="Content_5f_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7e_LT_7e_Gliederung_20_5" style:display-name="Content_~LT~Gliederung 5" style:family="paragraph" style:parent-style-name="Content_5f_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7e_LT_7e_Gliederung_20_6" style:display-name="Content_~LT~Gliederung 6" style:family="paragraph" style:parent-style-name="Content_5f_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7e_LT_7e_Gliederung_20_7" style:display-name="Content_~LT~Gliederung 7" style:family="paragraph" style:parent-style-name="Content_5f_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7e_LT_7e_Gliederung_20_8" style:display-name="Content_~LT~Gliederung 8" style:family="paragraph" style:parent-style-name="Content_5f_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7e_LT_7e_Gliederung_20_9" style:display-name="Content_~LT~Gliederung 9" style:family="paragraph" style:parent-style-name="Content_5f_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7e_LT_7e_Titel" style:display-name="Content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7e_LT_7e_Untertitel" style:display-name="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7e_LT_7e_Notizen" style:display-name="Content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7e_LT_7e_Hintergrundobjekte" style:display-name="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7e_LT_7e_Hintergrund" style:display-name="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7e_LT_7e_Gliederung_20_1" style:display-name="Content_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7e_LT_7e_Gliederung_20_2" style:display-name="Content__~LT~Gliederung 2" style:family="paragraph" style:parent-style-name="Content_5f_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7e_LT_7e_Gliederung_20_3" style:display-name="Content__~LT~Gliederung 3" style:family="paragraph" style:parent-style-name="Content_5f__5f_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7e_LT_7e_Gliederung_20_4" style:display-name="Content__~LT~Gliederung 4" style:family="paragraph" style:parent-style-name="Content_5f__5f_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7e_LT_7e_Gliederung_20_5" style:display-name="Content__~LT~Gliederung 5" style:family="paragraph" style:parent-style-name="Content_5f__5f_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7e_LT_7e_Gliederung_20_6" style:display-name="Content__~LT~Gliederung 6" style:family="paragraph" style:parent-style-name="Content_5f__5f_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7e_LT_7e_Gliederung_20_7" style:display-name="Content__~LT~Gliederung 7" style:family="paragraph" style:parent-style-name="Content_5f__5f_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7e_LT_7e_Gliederung_20_8" style:display-name="Content__~LT~Gliederung 8" style:family="paragraph" style:parent-style-name="Content_5f__5f_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7e_LT_7e_Gliederung_20_9" style:display-name="Content__~LT~Gliederung 9" style:family="paragraph" style:parent-style-name="Content_5f__5f_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7e_LT_7e_Titel" style:display-name="Content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7e_LT_7e_Untertitel" style:display-name="Content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7e_LT_7e_Notizen" style:display-name="Content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7e_LT_7e_Hintergrundobjekte" style:display-name="Content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7e_LT_7e_Hintergrund" style:display-name="Content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7e_LT_7e_Gliederung_20_1" style:display-name="Content__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7e_LT_7e_Gliederung_20_2" style:display-name="Content___~LT~Gliederung 2" style:family="paragraph" style:parent-style-name="Content_5f__5f_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7e_LT_7e_Gliederung_20_3" style:display-name="Content___~LT~Gliederung 3" style:family="paragraph" style:parent-style-name="Content_5f__5f__5f_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7e_LT_7e_Gliederung_20_4" style:display-name="Content___~LT~Gliederung 4" style:family="paragraph" style:parent-style-name="Content_5f__5f__5f_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7e_LT_7e_Gliederung_20_5" style:display-name="Content___~LT~Gliederung 5" style:family="paragraph" style:parent-style-name="Content_5f__5f__5f_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7e_LT_7e_Gliederung_20_6" style:display-name="Content___~LT~Gliederung 6" style:family="paragraph" style:parent-style-name="Content_5f__5f__5f_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7e_LT_7e_Gliederung_20_7" style:display-name="Content___~LT~Gliederung 7" style:family="paragraph" style:parent-style-name="Content_5f__5f__5f_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7e_LT_7e_Gliederung_20_8" style:display-name="Content___~LT~Gliederung 8" style:family="paragraph" style:parent-style-name="Content_5f__5f__5f_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7e_LT_7e_Gliederung_20_9" style:display-name="Content___~LT~Gliederung 9" style:family="paragraph" style:parent-style-name="Content_5f__5f__5f_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7e_LT_7e_Titel" style:display-name="Content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7e_LT_7e_Untertitel" style:display-name="Content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7e_LT_7e_Notizen" style:display-name="Content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7e_LT_7e_Hintergrundobjekte" style:display-name="Content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7e_LT_7e_Hintergrund" style:display-name="Content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7e_LT_7e_Gliederung_20_1" style:display-name="Content____~LT~Gliederung 1" style:family="paragraph" style:default-outline-level="">
      <style:paragraph-properties fo:margin-left="0in" fo:margin-right="0in" fo:margin-top="0in" fo:margin-bottom="0.1945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7e_LT_7e_Gliederung_20_2" style:display-name="Content____~LT~Gliederung 2" style:family="paragraph" style:parent-style-name="Content_5f__5f__5f__5f__7e_LT_7e_Gliederung_20_1" style:default-outline-level="">
      <style:paragraph-properties fo:margin-left="0in" fo:margin-right="0in" fo:margin-top="0in" fo:margin-bottom="0.1575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5f__7e_LT_7e_Gliederung_20_3" style:display-name="Content____~LT~Gliederung 3" style:family="paragraph" style:parent-style-name="Content_5f__5f__5f__5f__7e_LT_7e_Gliederung_20_2" style:default-outline-level="">
      <style:paragraph-properties fo:margin-left="0in" fo:margin-right="0in" fo:margin-top="0in" fo:margin-bottom="0.1181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5f__7e_LT_7e_Gliederung_20_4" style:display-name="Content____~LT~Gliederung 4" style:family="paragraph" style:parent-style-name="Content_5f__5f__5f__5f__7e_LT_7e_Gliederung_20_3" style:default-outline-level="">
      <style:paragraph-properties fo:margin-left="0in" fo:margin-right="0in" fo:margin-top="0in" fo:margin-bottom="0.0783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5f__7e_LT_7e_Gliederung_20_5" style:display-name="Content____~LT~Gliederung 5" style:family="paragraph" style:parent-style-name="Content_5f__5f__5f__5f__7e_LT_7e_Gliederung_20_4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5f__7e_LT_7e_Gliederung_20_6" style:display-name="Content____~LT~Gliederung 6" style:family="paragraph" style:parent-style-name="Content_5f__5f__5f__5f__7e_LT_7e_Gliederung_20_5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7e_LT_7e_Gliederung_20_7" style:display-name="Content____~LT~Gliederung 7" style:family="paragraph" style:parent-style-name="Content_5f__5f__5f__5f__7e_LT_7e_Gliederung_20_6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7e_LT_7e_Gliederung_20_8" style:display-name="Content____~LT~Gliederung 8" style:family="paragraph" style:parent-style-name="Content_5f__5f__5f__5f__7e_LT_7e_Gliederung_20_7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7e_LT_7e_Gliederung_20_9" style:display-name="Content____~LT~Gliederung 9" style:family="paragraph" style:parent-style-name="Content_5f__5f__5f__5f__7e_LT_7e_Gliederung_20_8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7e_LT_7e_Titel" style:display-name="Content_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7e_LT_7e_Untertitel" style:display-name="Content_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7e_LT_7e_Notizen" style:display-name="Content_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7e_LT_7e_Hintergrundobjekte" style:display-name="Content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7e_LT_7e_Hintergrund" style:display-name="Content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7e_LT_7e_Gliederung_20_1" style:display-name="Content____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7e_LT_7e_Gliederung_20_2" style:display-name="Content_____~LT~Gliederung 2" style:family="paragraph" style:parent-style-name="Content_5f__5f__5f__5f_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5f__5f__7e_LT_7e_Gliederung_20_3" style:display-name="Content_____~LT~Gliederung 3" style:family="paragraph" style:parent-style-name="Content_5f__5f__5f__5f__5f_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5f__5f__7e_LT_7e_Gliederung_20_4" style:display-name="Content_____~LT~Gliederung 4" style:family="paragraph" style:parent-style-name="Content_5f__5f__5f__5f__5f_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5f__5f__7e_LT_7e_Gliederung_20_5" style:display-name="Content_____~LT~Gliederung 5" style:family="paragraph" style:parent-style-name="Content_5f__5f__5f__5f__5f_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5f__5f__7e_LT_7e_Gliederung_20_6" style:display-name="Content_____~LT~Gliederung 6" style:family="paragraph" style:parent-style-name="Content_5f__5f__5f__5f__5f_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7e_LT_7e_Gliederung_20_7" style:display-name="Content_____~LT~Gliederung 7" style:family="paragraph" style:parent-style-name="Content_5f__5f__5f__5f__5f_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7e_LT_7e_Gliederung_20_8" style:display-name="Content_____~LT~Gliederung 8" style:family="paragraph" style:parent-style-name="Content_5f__5f__5f__5f__5f_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7e_LT_7e_Gliederung_20_9" style:display-name="Content_____~LT~Gliederung 9" style:family="paragraph" style:parent-style-name="Content_5f__5f__5f__5f__5f_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7e_LT_7e_Titel" style:display-name="Content__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7e_LT_7e_Untertitel" style:display-name="Content__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7e_LT_7e_Notizen" style:display-name="Content__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7e_LT_7e_Hintergrundobjekte" style:display-name="Content_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7e_LT_7e_Hintergrund" style:display-name="Content_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7e_LT_7e_Gliederung_20_1" style:display-name="Content______~LT~Gliederung 1" style:family="paragraph" style:default-outline-level="">
      <style:paragraph-properties fo:margin-left="0in" fo:margin-right="0in" fo:margin-top="0in" fo:margin-bottom="0.1965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7e_LT_7e_Gliederung_20_2" style:display-name="Content______~LT~Gliederung 2" style:family="paragraph" style:parent-style-name="Content_5f__5f__5f__5f__5f__5f__7e_LT_7e_Gliederung_20_1" style:default-outline-level="">
      <style:paragraph-properties fo:margin-left="0in" fo:margin-right="0in" fo:margin-top="0in" fo:margin-bottom="0.1575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5f__5f__5f__7e_LT_7e_Gliederung_20_3" style:display-name="Content______~LT~Gliederung 3" style:family="paragraph" style:parent-style-name="Content_5f__5f__5f__5f__5f__5f__7e_LT_7e_Gliederung_20_2" style:default-outline-level="">
      <style:paragraph-properties fo:margin-left="0in" fo:margin-right="0in" fo:margin-top="0in" fo:margin-bottom="0.1181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5f__5f__5f__7e_LT_7e_Gliederung_20_4" style:display-name="Content______~LT~Gliederung 4" style:family="paragraph" style:parent-style-name="Content_5f__5f__5f__5f__5f__5f__7e_LT_7e_Gliederung_20_3" style:default-outline-level="">
      <style:paragraph-properties fo:margin-left="0in" fo:margin-right="0in" fo:margin-top="0in" fo:margin-bottom="0.0783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5f__5f__5f__7e_LT_7e_Gliederung_20_5" style:display-name="Content______~LT~Gliederung 5" style:family="paragraph" style:parent-style-name="Content_5f__5f__5f__5f__5f__5f__7e_LT_7e_Gliederung_20_4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5f__5f__5f__7e_LT_7e_Gliederung_20_6" style:display-name="Content______~LT~Gliederung 6" style:family="paragraph" style:parent-style-name="Content_5f__5f__5f__5f__5f__5f__7e_LT_7e_Gliederung_20_5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7e_LT_7e_Gliederung_20_7" style:display-name="Content______~LT~Gliederung 7" style:family="paragraph" style:parent-style-name="Content_5f__5f__5f__5f__5f__5f__7e_LT_7e_Gliederung_20_6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7e_LT_7e_Gliederung_20_8" style:display-name="Content______~LT~Gliederung 8" style:family="paragraph" style:parent-style-name="Content_5f__5f__5f__5f__5f__5f__7e_LT_7e_Gliederung_20_7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7e_LT_7e_Gliederung_20_9" style:display-name="Content______~LT~Gliederung 9" style:family="paragraph" style:parent-style-name="Content_5f__5f__5f__5f__5f__5f__7e_LT_7e_Gliederung_20_8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7e_LT_7e_Titel" style:display-name="Content___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7e_LT_7e_Untertitel" style:display-name="Content___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7e_LT_7e_Notizen" style:display-name="Content___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7e_LT_7e_Hintergrundobjekte" style:display-name="Content__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7e_LT_7e_Hintergrund" style:display-name="Content__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7e_LT_7e_Gliederung_20_1" style:display-name="Content______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7e_LT_7e_Gliederung_20_2" style:display-name="Content_______~LT~Gliederung 2" style:family="paragraph" style:parent-style-name="Content_5f__5f__5f__5f__5f__5f_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5f__5f__5f__5f__7e_LT_7e_Gliederung_20_3" style:display-name="Content_______~LT~Gliederung 3" style:family="paragraph" style:parent-style-name="Content_5f__5f__5f__5f__5f__5f__5f_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5f__5f__5f__5f__7e_LT_7e_Gliederung_20_4" style:display-name="Content_______~LT~Gliederung 4" style:family="paragraph" style:parent-style-name="Content_5f__5f__5f__5f__5f__5f__5f_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5f__5f__5f__5f__7e_LT_7e_Gliederung_20_5" style:display-name="Content_______~LT~Gliederung 5" style:family="paragraph" style:parent-style-name="Content_5f__5f__5f__5f__5f__5f__5f_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5f__5f__5f__5f__7e_LT_7e_Gliederung_20_6" style:display-name="Content_______~LT~Gliederung 6" style:family="paragraph" style:parent-style-name="Content_5f__5f__5f__5f__5f__5f__5f_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7e_LT_7e_Gliederung_20_7" style:display-name="Content_______~LT~Gliederung 7" style:family="paragraph" style:parent-style-name="Content_5f__5f__5f__5f__5f__5f__5f_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7e_LT_7e_Gliederung_20_8" style:display-name="Content_______~LT~Gliederung 8" style:family="paragraph" style:parent-style-name="Content_5f__5f__5f__5f__5f__5f__5f_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7e_LT_7e_Gliederung_20_9" style:display-name="Content_______~LT~Gliederung 9" style:family="paragraph" style:parent-style-name="Content_5f__5f__5f__5f__5f__5f__5f_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7e_LT_7e_Titel" style:display-name="Content____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7e_LT_7e_Untertitel" style:display-name="Content____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7e_LT_7e_Notizen" style:display-name="Content____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7e_LT_7e_Hintergrundobjekte" style:display-name="Content___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7e_LT_7e_Hintergrund" style:display-name="Content___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7e_LT_7e_Gliederung_20_1" style:display-name="Content_______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7e_LT_7e_Gliederung_20_2" style:display-name="Content________~LT~Gliederung 2" style:family="paragraph" style:parent-style-name="Content_5f__5f__5f__5f__5f__5f__5f_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5f__5f__5f__5f__5f__7e_LT_7e_Gliederung_20_3" style:display-name="Content________~LT~Gliederung 3" style:family="paragraph" style:parent-style-name="Content_5f__5f__5f__5f__5f__5f__5f__5f_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5f__5f__5f__5f__5f__7e_LT_7e_Gliederung_20_4" style:display-name="Content________~LT~Gliederung 4" style:family="paragraph" style:parent-style-name="Content_5f__5f__5f__5f__5f__5f__5f__5f_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5f__5f__5f__5f__5f__7e_LT_7e_Gliederung_20_5" style:display-name="Content________~LT~Gliederung 5" style:family="paragraph" style:parent-style-name="Content_5f__5f__5f__5f__5f__5f__5f__5f_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5f__5f__5f__5f__5f__7e_LT_7e_Gliederung_20_6" style:display-name="Content________~LT~Gliederung 6" style:family="paragraph" style:parent-style-name="Content_5f__5f__5f__5f__5f__5f__5f__5f_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7e_LT_7e_Gliederung_20_7" style:display-name="Content________~LT~Gliederung 7" style:family="paragraph" style:parent-style-name="Content_5f__5f__5f__5f__5f__5f__5f__5f_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7e_LT_7e_Gliederung_20_8" style:display-name="Content________~LT~Gliederung 8" style:family="paragraph" style:parent-style-name="Content_5f__5f__5f__5f__5f__5f__5f__5f_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7e_LT_7e_Gliederung_20_9" style:display-name="Content________~LT~Gliederung 9" style:family="paragraph" style:parent-style-name="Content_5f__5f__5f__5f__5f__5f__5f__5f_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7e_LT_7e_Titel" style:display-name="Content_____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7e_LT_7e_Untertitel" style:display-name="Content_____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7e_LT_7e_Notizen" style:display-name="Content_____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7e_LT_7e_Hintergrundobjekte" style:display-name="Content____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7e_LT_7e_Hintergrund" style:display-name="Content____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7e_LT_7e_Gliederung_20_1" style:display-name="Content________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7e_LT_7e_Gliederung_20_2" style:display-name="Content_________~LT~Gliederung 2" style:family="paragraph" style:parent-style-name="Content_5f__5f__5f__5f__5f__5f__5f__5f_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5f__5f__5f__5f__5f__5f__7e_LT_7e_Gliederung_20_3" style:display-name="Content_________~LT~Gliederung 3" style:family="paragraph" style:parent-style-name="Content_5f__5f__5f__5f__5f__5f__5f__5f__5f_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5f__5f__5f__5f__5f__5f__7e_LT_7e_Gliederung_20_4" style:display-name="Content_________~LT~Gliederung 4" style:family="paragraph" style:parent-style-name="Content_5f__5f__5f__5f__5f__5f__5f__5f__5f_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5f__5f__5f__5f__5f__5f__7e_LT_7e_Gliederung_20_5" style:display-name="Content_________~LT~Gliederung 5" style:family="paragraph" style:parent-style-name="Content_5f__5f__5f__5f__5f__5f__5f__5f__5f_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5f__5f__5f__5f__5f__5f__7e_LT_7e_Gliederung_20_6" style:display-name="Content_________~LT~Gliederung 6" style:family="paragraph" style:parent-style-name="Content_5f__5f__5f__5f__5f__5f__5f__5f__5f_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7e_LT_7e_Gliederung_20_7" style:display-name="Content_________~LT~Gliederung 7" style:family="paragraph" style:parent-style-name="Content_5f__5f__5f__5f__5f__5f__5f__5f__5f_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7e_LT_7e_Gliederung_20_8" style:display-name="Content_________~LT~Gliederung 8" style:family="paragraph" style:parent-style-name="Content_5f__5f__5f__5f__5f__5f__5f__5f__5f_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7e_LT_7e_Gliederung_20_9" style:display-name="Content_________~LT~Gliederung 9" style:family="paragraph" style:parent-style-name="Content_5f__5f__5f__5f__5f__5f__5f__5f__5f_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7e_LT_7e_Titel" style:display-name="Content______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7e_LT_7e_Untertitel" style:display-name="Content______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7e_LT_7e_Notizen" style:display-name="Content______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7e_LT_7e_Hintergrundobjekte" style:display-name="Content_____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7e_LT_7e_Hintergrund" style:display-name="Content_____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5f__7e_LT_7e_Gliederung_20_1" style:display-name="Content_________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7e_LT_7e_Gliederung_20_2" style:display-name="Content__________~LT~Gliederung 2" style:family="paragraph" style:parent-style-name="Content_5f__5f__5f__5f__5f__5f__5f__5f__5f_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5f__5f__5f__5f__5f__5f__5f__7e_LT_7e_Gliederung_20_3" style:display-name="Content__________~LT~Gliederung 3" style:family="paragraph" style:parent-style-name="Content_5f__5f__5f__5f__5f__5f__5f__5f__5f__5f_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5f__5f__5f__5f__5f__5f__5f__7e_LT_7e_Gliederung_20_4" style:display-name="Content__________~LT~Gliederung 4" style:family="paragraph" style:parent-style-name="Content_5f__5f__5f__5f__5f__5f__5f__5f__5f__5f_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5f__5f__5f__5f__5f__5f__5f__7e_LT_7e_Gliederung_20_5" style:display-name="Content__________~LT~Gliederung 5" style:family="paragraph" style:parent-style-name="Content_5f__5f__5f__5f__5f__5f__5f__5f__5f__5f_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5f__5f__5f__5f__5f__5f__5f__7e_LT_7e_Gliederung_20_6" style:display-name="Content__________~LT~Gliederung 6" style:family="paragraph" style:parent-style-name="Content_5f__5f__5f__5f__5f__5f__5f__5f__5f__5f_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7e_LT_7e_Gliederung_20_7" style:display-name="Content__________~LT~Gliederung 7" style:family="paragraph" style:parent-style-name="Content_5f__5f__5f__5f__5f__5f__5f__5f__5f__5f_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7e_LT_7e_Gliederung_20_8" style:display-name="Content__________~LT~Gliederung 8" style:family="paragraph" style:parent-style-name="Content_5f__5f__5f__5f__5f__5f__5f__5f__5f__5f_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7e_LT_7e_Gliederung_20_9" style:display-name="Content__________~LT~Gliederung 9" style:family="paragraph" style:parent-style-name="Content_5f__5f__5f__5f__5f__5f__5f__5f__5f__5f_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7e_LT_7e_Titel" style:display-name="Content_______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7e_LT_7e_Untertitel" style:display-name="Content_______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7e_LT_7e_Notizen" style:display-name="Content_______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7e_LT_7e_Hintergrundobjekte" style:display-name="Content______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5f__7e_LT_7e_Hintergrund" style:display-name="Content______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5f__5f__7e_LT_7e_Gliederung_20_1" style:display-name="Content___________~LT~Gliederung 1" style:family="paragraph" style:default-outline-level="">
      <style:paragraph-properties fo:margin-left="0in" fo:margin-right="0in" fo:margin-top="0in" fo:margin-bottom="0.1965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7e_LT_7e_Gliederung_20_2" style:display-name="Content___________~LT~Gliederung 2" style:family="paragraph" style:parent-style-name="Content_5f__5f__5f__5f__5f__5f__5f__5f__5f__5f__5f__7e_LT_7e_Gliederung_20_1" style:default-outline-level="">
      <style:paragraph-properties fo:margin-left="0in" fo:margin-right="0in" fo:margin-top="0in" fo:margin-bottom="0.1575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5f__5f__5f__5f__5f__5f__5f__5f__7e_LT_7e_Gliederung_20_3" style:display-name="Content___________~LT~Gliederung 3" style:family="paragraph" style:parent-style-name="Content_5f__5f__5f__5f__5f__5f__5f__5f__5f__5f__5f__7e_LT_7e_Gliederung_20_2" style:default-outline-level="">
      <style:paragraph-properties fo:margin-left="0in" fo:margin-right="0in" fo:margin-top="0in" fo:margin-bottom="0.1181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5f__5f__5f__5f__5f__5f__5f__5f__7e_LT_7e_Gliederung_20_4" style:display-name="Content___________~LT~Gliederung 4" style:family="paragraph" style:parent-style-name="Content_5f__5f__5f__5f__5f__5f__5f__5f__5f__5f__5f__7e_LT_7e_Gliederung_20_3" style:default-outline-level="">
      <style:paragraph-properties fo:margin-left="0in" fo:margin-right="0in" fo:margin-top="0in" fo:margin-bottom="0.0783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5f__5f__5f__5f__5f__5f__5f__5f__7e_LT_7e_Gliederung_20_5" style:display-name="Content___________~LT~Gliederung 5" style:family="paragraph" style:parent-style-name="Content_5f__5f__5f__5f__5f__5f__5f__5f__5f__5f__5f__7e_LT_7e_Gliederung_20_4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5f__5f__5f__5f__5f__5f__5f__5f__7e_LT_7e_Gliederung_20_6" style:display-name="Content___________~LT~Gliederung 6" style:family="paragraph" style:parent-style-name="Content_5f__5f__5f__5f__5f__5f__5f__5f__5f__5f__5f__7e_LT_7e_Gliederung_20_5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7e_LT_7e_Gliederung_20_7" style:display-name="Content___________~LT~Gliederung 7" style:family="paragraph" style:parent-style-name="Content_5f__5f__5f__5f__5f__5f__5f__5f__5f__5f__5f__7e_LT_7e_Gliederung_20_6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7e_LT_7e_Gliederung_20_8" style:display-name="Content___________~LT~Gliederung 8" style:family="paragraph" style:parent-style-name="Content_5f__5f__5f__5f__5f__5f__5f__5f__5f__5f__5f__7e_LT_7e_Gliederung_20_7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7e_LT_7e_Gliederung_20_9" style:display-name="Content___________~LT~Gliederung 9" style:family="paragraph" style:parent-style-name="Content_5f__5f__5f__5f__5f__5f__5f__5f__5f__5f__5f__7e_LT_7e_Gliederung_20_8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7e_LT_7e_Titel" style:display-name="Content________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7e_LT_7e_Untertitel" style:display-name="Content________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7e_LT_7e_Notizen" style:display-name="Content________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7e_LT_7e_Hintergrundobjekte" style:display-name="Content_______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5f__5f__7e_LT_7e_Hintergrund" style:display-name="Content_______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5f__5f__5f__7e_LT_7e_Gliederung_20_1" style:display-name="Content___________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7e_LT_7e_Gliederung_20_2" style:display-name="Content____________~LT~Gliederung 2" style:family="paragraph" style:parent-style-name="Content_5f__5f__5f__5f__5f__5f__5f__5f__5f__5f__5f_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5f__5f__5f__5f__5f__5f__5f__5f__5f__7e_LT_7e_Gliederung_20_3" style:display-name="Content____________~LT~Gliederung 3" style:family="paragraph" style:parent-style-name="Content_5f__5f__5f__5f__5f__5f__5f__5f__5f__5f__5f__5f_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5f__5f__5f__5f__5f__5f__5f__5f__5f__7e_LT_7e_Gliederung_20_4" style:display-name="Content____________~LT~Gliederung 4" style:family="paragraph" style:parent-style-name="Content_5f__5f__5f__5f__5f__5f__5f__5f__5f__5f__5f__5f_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5f__5f__5f__5f__5f__5f__5f__5f__5f__7e_LT_7e_Gliederung_20_5" style:display-name="Content____________~LT~Gliederung 5" style:family="paragraph" style:parent-style-name="Content_5f__5f__5f__5f__5f__5f__5f__5f__5f__5f__5f__5f_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5f__5f__5f__5f__5f__5f__5f__5f__5f__7e_LT_7e_Gliederung_20_6" style:display-name="Content____________~LT~Gliederung 6" style:family="paragraph" style:parent-style-name="Content_5f__5f__5f__5f__5f__5f__5f__5f__5f__5f__5f__5f_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7e_LT_7e_Gliederung_20_7" style:display-name="Content____________~LT~Gliederung 7" style:family="paragraph" style:parent-style-name="Content_5f__5f__5f__5f__5f__5f__5f__5f__5f__5f__5f__5f_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7e_LT_7e_Gliederung_20_8" style:display-name="Content____________~LT~Gliederung 8" style:family="paragraph" style:parent-style-name="Content_5f__5f__5f__5f__5f__5f__5f__5f__5f__5f__5f__5f_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7e_LT_7e_Gliederung_20_9" style:display-name="Content____________~LT~Gliederung 9" style:family="paragraph" style:parent-style-name="Content_5f__5f__5f__5f__5f__5f__5f__5f__5f__5f__5f__5f_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7e_LT_7e_Titel" style:display-name="Content_________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7e_LT_7e_Untertitel" style:display-name="Content_________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7e_LT_7e_Notizen" style:display-name="Content_________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7e_LT_7e_Hintergrundobjekte" style:display-name="Content________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5f__5f__5f__7e_LT_7e_Hintergrund" style:display-name="Content________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5f__5f__5f__5f__7e_LT_7e_Gliederung_20_1" style:display-name="Content_____________~LT~Gliederung 1" style:family="paragraph" style:default-outline-level="">
      <style:paragraph-properties fo:margin-left="0in" fo:margin-right="0in" fo:margin-top="0in" fo:margin-bottom="0.1638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7e_LT_7e_Gliederung_20_2" style:display-name="Content_____________~LT~Gliederung 2" style:family="paragraph" style:parent-style-name="Content_5f__5f__5f__5f__5f__5f__5f__5f__5f__5f__5f__5f__5f__7e_LT_7e_Gliederung_20_1" style:default-outline-level="">
      <style:paragraph-properties fo:margin-left="0in" fo:margin-right="0in" fo:margin-top="0in" fo:margin-bottom="0.1575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5f__5f__5f__5f__5f__5f__5f__5f__5f__5f__7e_LT_7e_Gliederung_20_3" style:display-name="Content_____________~LT~Gliederung 3" style:family="paragraph" style:parent-style-name="Content_5f__5f__5f__5f__5f__5f__5f__5f__5f__5f__5f__5f__5f__7e_LT_7e_Gliederung_20_2" style:default-outline-level="">
      <style:paragraph-properties fo:margin-left="0in" fo:margin-right="0in" fo:margin-top="0in" fo:margin-bottom="0.1181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5f__5f__5f__5f__5f__5f__5f__5f__5f__5f__7e_LT_7e_Gliederung_20_4" style:display-name="Content_____________~LT~Gliederung 4" style:family="paragraph" style:parent-style-name="Content_5f__5f__5f__5f__5f__5f__5f__5f__5f__5f__5f__5f__5f__7e_LT_7e_Gliederung_20_3" style:default-outline-level="">
      <style:paragraph-properties fo:margin-left="0in" fo:margin-right="0in" fo:margin-top="0in" fo:margin-bottom="0.0783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5f__5f__5f__5f__5f__5f__5f__5f__5f__5f__7e_LT_7e_Gliederung_20_5" style:display-name="Content_____________~LT~Gliederung 5" style:family="paragraph" style:parent-style-name="Content_5f__5f__5f__5f__5f__5f__5f__5f__5f__5f__5f__5f__5f__7e_LT_7e_Gliederung_20_4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5f__5f__5f__5f__5f__5f__5f__5f__5f__5f__7e_LT_7e_Gliederung_20_6" style:display-name="Content_____________~LT~Gliederung 6" style:family="paragraph" style:parent-style-name="Content_5f__5f__5f__5f__5f__5f__5f__5f__5f__5f__5f__5f__5f__7e_LT_7e_Gliederung_20_5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7e_LT_7e_Gliederung_20_7" style:display-name="Content_____________~LT~Gliederung 7" style:family="paragraph" style:parent-style-name="Content_5f__5f__5f__5f__5f__5f__5f__5f__5f__5f__5f__5f__5f__7e_LT_7e_Gliederung_20_6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7e_LT_7e_Gliederung_20_8" style:display-name="Content_____________~LT~Gliederung 8" style:family="paragraph" style:parent-style-name="Content_5f__5f__5f__5f__5f__5f__5f__5f__5f__5f__5f__5f__5f__7e_LT_7e_Gliederung_20_7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7e_LT_7e_Gliederung_20_9" style:display-name="Content_____________~LT~Gliederung 9" style:family="paragraph" style:parent-style-name="Content_5f__5f__5f__5f__5f__5f__5f__5f__5f__5f__5f__5f__5f__7e_LT_7e_Gliederung_20_8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7e_LT_7e_Titel" style:display-name="Content__________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7e_LT_7e_Untertitel" style:display-name="Content__________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7e_LT_7e_Notizen" style:display-name="Content__________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7e_LT_7e_Hintergrundobjekte" style:display-name="Content_________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5f__5f__5f__5f__7e_LT_7e_Hintergrund" style:display-name="Content_________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5f__5f__5f__5f__5f__7e_LT_7e_Gliederung_20_1" style:display-name="Content_____________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7e_LT_7e_Gliederung_20_2" style:display-name="Content______________~LT~Gliederung 2" style:family="paragraph" style:parent-style-name="Content_5f__5f__5f__5f__5f__5f__5f__5f__5f__5f__5f__5f__5f_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5f__5f__5f__5f__5f__5f__5f__5f__5f__5f__5f__7e_LT_7e_Gliederung_20_3" style:display-name="Content______________~LT~Gliederung 3" style:family="paragraph" style:parent-style-name="Content_5f__5f__5f__5f__5f__5f__5f__5f__5f__5f__5f__5f__5f__5f_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5f__5f__5f__5f__5f__5f__5f__5f__5f__5f__5f__7e_LT_7e_Gliederung_20_4" style:display-name="Content______________~LT~Gliederung 4" style:family="paragraph" style:parent-style-name="Content_5f__5f__5f__5f__5f__5f__5f__5f__5f__5f__5f__5f__5f__5f_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5f__5f__5f__5f__5f__5f__5f__5f__5f__5f__5f__7e_LT_7e_Gliederung_20_5" style:display-name="Content______________~LT~Gliederung 5" style:family="paragraph" style:parent-style-name="Content_5f__5f__5f__5f__5f__5f__5f__5f__5f__5f__5f__5f__5f__5f_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5f__5f__5f__5f__5f__5f__5f__5f__5f__5f__5f__7e_LT_7e_Gliederung_20_6" style:display-name="Content______________~LT~Gliederung 6" style:family="paragraph" style:parent-style-name="Content_5f__5f__5f__5f__5f__5f__5f__5f__5f__5f__5f__5f__5f__5f_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7e_LT_7e_Gliederung_20_7" style:display-name="Content______________~LT~Gliederung 7" style:family="paragraph" style:parent-style-name="Content_5f__5f__5f__5f__5f__5f__5f__5f__5f__5f__5f__5f__5f__5f_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7e_LT_7e_Gliederung_20_8" style:display-name="Content______________~LT~Gliederung 8" style:family="paragraph" style:parent-style-name="Content_5f__5f__5f__5f__5f__5f__5f__5f__5f__5f__5f__5f__5f__5f_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7e_LT_7e_Gliederung_20_9" style:display-name="Content______________~LT~Gliederung 9" style:family="paragraph" style:parent-style-name="Content_5f__5f__5f__5f__5f__5f__5f__5f__5f__5f__5f__5f__5f__5f_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7e_LT_7e_Titel" style:display-name="Content___________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7e_LT_7e_Untertitel" style:display-name="Content___________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7e_LT_7e_Notizen" style:display-name="Content___________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7e_LT_7e_Hintergrundobjekte" style:display-name="Content__________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5f__5f__5f__5f__5f__7e_LT_7e_Hintergrund" style:display-name="Content__________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5f__5f__5f__5f__5f__5f__7e_LT_7e_Gliederung_20_1" style:display-name="Content______________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5f__7e_LT_7e_Gliederung_20_2" style:display-name="Content_______________~LT~Gliederung 2" style:family="paragraph" style:parent-style-name="Content_5f__5f__5f__5f__5f__5f__5f__5f__5f__5f__5f__5f__5f__5f_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5f__5f__5f__5f__5f__5f__5f__5f__5f__5f__5f__5f__7e_LT_7e_Gliederung_20_3" style:display-name="Content_______________~LT~Gliederung 3" style:family="paragraph" style:parent-style-name="Content_5f__5f__5f__5f__5f__5f__5f__5f__5f__5f__5f__5f__5f__5f__5f__7e_LT_7e_Gliederung_20_2" style:default-outline-level="">
      <style:paragraph-properties fo:margin-left="0in" fo:margin-right="0in" fo:margin-top="0in" fo:margin-bottom="0.1181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5f__5f__5f__5f__5f__5f__5f__5f__5f__5f__5f__5f__7e_LT_7e_Gliederung_20_4" style:display-name="Content_______________~LT~Gliederung 4" style:family="paragraph" style:parent-style-name="Content_5f__5f__5f__5f__5f__5f__5f__5f__5f__5f__5f__5f__5f__5f__5f__7e_LT_7e_Gliederung_20_3" style:default-outline-level="">
      <style:paragraph-properties fo:margin-left="0in" fo:margin-right="0in" fo:margin-top="0in" fo:margin-bottom="0.0783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5f__5f__5f__5f__5f__5f__5f__5f__5f__5f__5f__5f__7e_LT_7e_Gliederung_20_5" style:display-name="Content_______________~LT~Gliederung 5" style:family="paragraph" style:parent-style-name="Content_5f__5f__5f__5f__5f__5f__5f__5f__5f__5f__5f__5f__5f__5f__5f__7e_LT_7e_Gliederung_20_4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5f__5f__5f__5f__5f__5f__5f__5f__5f__5f__5f__5f__7e_LT_7e_Gliederung_20_6" style:display-name="Content_______________~LT~Gliederung 6" style:family="paragraph" style:parent-style-name="Content_5f__5f__5f__5f__5f__5f__5f__5f__5f__5f__5f__5f__5f__5f__5f__7e_LT_7e_Gliederung_20_5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5f__7e_LT_7e_Gliederung_20_7" style:display-name="Content_______________~LT~Gliederung 7" style:family="paragraph" style:parent-style-name="Content_5f__5f__5f__5f__5f__5f__5f__5f__5f__5f__5f__5f__5f__5f__5f__7e_LT_7e_Gliederung_20_6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5f__7e_LT_7e_Gliederung_20_8" style:display-name="Content_______________~LT~Gliederung 8" style:family="paragraph" style:parent-style-name="Content_5f__5f__5f__5f__5f__5f__5f__5f__5f__5f__5f__5f__5f__5f__5f__7e_LT_7e_Gliederung_20_7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5f__7e_LT_7e_Gliederung_20_9" style:display-name="Content_______________~LT~Gliederung 9" style:family="paragraph" style:parent-style-name="Content_5f__5f__5f__5f__5f__5f__5f__5f__5f__5f__5f__5f__5f__5f__5f__7e_LT_7e_Gliederung_20_8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5f__7e_LT_7e_Titel" style:display-name="Content____________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5f__7e_LT_7e_Untertitel" style:display-name="Content____________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5f__7e_LT_7e_Notizen" style:display-name="Content____________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5f__7e_LT_7e_Hintergrundobjekte" style:display-name="Content___________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5f__5f__5f__5f__5f__5f__7e_LT_7e_Hintergrund" style:display-name="Content___________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5f__5f__5f__5f__5f__5f__5f__7e_LT_7e_Gliederung_20_1" style:display-name="Content_______________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5f__5f__7e_LT_7e_Gliederung_20_2" style:display-name="Content________________~LT~Gliederung 2" style:family="paragraph" style:parent-style-name="Content_5f__5f__5f__5f__5f__5f__5f__5f__5f__5f__5f__5f__5f__5f__5f_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5f__5f__5f__5f__5f__5f__5f__5f__5f__5f__5f__5f__5f__7e_LT_7e_Gliederung_20_3" style:display-name="Content________________~LT~Gliederung 3" style:family="paragraph" style:parent-style-name="Content_5f__5f__5f__5f__5f__5f__5f__5f__5f__5f__5f__5f__5f__5f__5f__5f_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5f__5f__5f__5f__5f__5f__5f__5f__5f__5f__5f__5f__5f__7e_LT_7e_Gliederung_20_4" style:display-name="Content________________~LT~Gliederung 4" style:family="paragraph" style:parent-style-name="Content_5f__5f__5f__5f__5f__5f__5f__5f__5f__5f__5f__5f__5f__5f__5f__5f_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5f__5f__5f__5f__5f__5f__5f__5f__5f__5f__5f__5f__5f__7e_LT_7e_Gliederung_20_5" style:display-name="Content________________~LT~Gliederung 5" style:family="paragraph" style:parent-style-name="Content_5f__5f__5f__5f__5f__5f__5f__5f__5f__5f__5f__5f__5f__5f__5f__5f_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5f__5f__5f__5f__5f__5f__5f__5f__5f__5f__5f__5f__5f__7e_LT_7e_Gliederung_20_6" style:display-name="Content________________~LT~Gliederung 6" style:family="paragraph" style:parent-style-name="Content_5f__5f__5f__5f__5f__5f__5f__5f__5f__5f__5f__5f__5f__5f__5f__5f_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5f__5f__7e_LT_7e_Gliederung_20_7" style:display-name="Content________________~LT~Gliederung 7" style:family="paragraph" style:parent-style-name="Content_5f__5f__5f__5f__5f__5f__5f__5f__5f__5f__5f__5f__5f__5f__5f__5f_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5f__5f__7e_LT_7e_Gliederung_20_8" style:display-name="Content________________~LT~Gliederung 8" style:family="paragraph" style:parent-style-name="Content_5f__5f__5f__5f__5f__5f__5f__5f__5f__5f__5f__5f__5f__5f__5f__5f_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5f__5f__7e_LT_7e_Gliederung_20_9" style:display-name="Content________________~LT~Gliederung 9" style:family="paragraph" style:parent-style-name="Content_5f__5f__5f__5f__5f__5f__5f__5f__5f__5f__5f__5f__5f__5f__5f__5f_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5f__5f__7e_LT_7e_Titel" style:display-name="Content_____________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5f__5f__7e_LT_7e_Untertitel" style:display-name="Content_____________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5f__5f__7e_LT_7e_Notizen" style:display-name="Content_____________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5f__5f__7e_LT_7e_Hintergrundobjekte" style:display-name="Content____________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5f__5f__5f__5f__5f__5f__5f__7e_LT_7e_Hintergrund" style:display-name="Content____________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5f__5f__5f__5f__5f__5f__5f__5f__7e_LT_7e_Gliederung_20_1" style:display-name="Content________________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5f__5f__5f__7e_LT_7e_Gliederung_20_2" style:display-name="Content_________________~LT~Gliederung 2" style:family="paragraph" style:parent-style-name="Content_5f__5f__5f__5f__5f__5f__5f__5f__5f__5f__5f__5f__5f__5f__5f__5f_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5f__5f__5f__5f__5f__5f__5f__5f__5f__5f__5f__5f__5f__5f__7e_LT_7e_Gliederung_20_3" style:display-name="Content_________________~LT~Gliederung 3" style:family="paragraph" style:parent-style-name="Content_5f__5f__5f__5f__5f__5f__5f__5f__5f__5f__5f__5f__5f__5f__5f__5f__5f_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5f__5f__5f__5f__5f__5f__5f__5f__5f__5f__5f__5f__5f__5f__7e_LT_7e_Gliederung_20_4" style:display-name="Content_________________~LT~Gliederung 4" style:family="paragraph" style:parent-style-name="Content_5f__5f__5f__5f__5f__5f__5f__5f__5f__5f__5f__5f__5f__5f__5f__5f__5f_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5f__5f__5f__5f__5f__5f__5f__5f__5f__5f__5f__5f__5f__5f__7e_LT_7e_Gliederung_20_5" style:display-name="Content_________________~LT~Gliederung 5" style:family="paragraph" style:parent-style-name="Content_5f__5f__5f__5f__5f__5f__5f__5f__5f__5f__5f__5f__5f__5f__5f__5f__5f_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5f__5f__5f__5f__5f__5f__5f__5f__5f__5f__5f__5f__5f__5f__7e_LT_7e_Gliederung_20_6" style:display-name="Content_________________~LT~Gliederung 6" style:family="paragraph" style:parent-style-name="Content_5f__5f__5f__5f__5f__5f__5f__5f__5f__5f__5f__5f__5f__5f__5f__5f__5f_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5f__5f__5f__7e_LT_7e_Gliederung_20_7" style:display-name="Content_________________~LT~Gliederung 7" style:family="paragraph" style:parent-style-name="Content_5f__5f__5f__5f__5f__5f__5f__5f__5f__5f__5f__5f__5f__5f__5f__5f__5f_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5f__5f__5f__7e_LT_7e_Gliederung_20_8" style:display-name="Content_________________~LT~Gliederung 8" style:family="paragraph" style:parent-style-name="Content_5f__5f__5f__5f__5f__5f__5f__5f__5f__5f__5f__5f__5f__5f__5f__5f__5f_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5f__5f__5f__7e_LT_7e_Gliederung_20_9" style:display-name="Content_________________~LT~Gliederung 9" style:family="paragraph" style:parent-style-name="Content_5f__5f__5f__5f__5f__5f__5f__5f__5f__5f__5f__5f__5f__5f__5f__5f__5f_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5f__5f__5f__7e_LT_7e_Titel" style:display-name="Content______________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5f__5f__5f__7e_LT_7e_Untertitel" style:display-name="Content______________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5f__5f__5f__7e_LT_7e_Notizen" style:display-name="Content______________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5f__5f__5f__7e_LT_7e_Hintergrundobjekte" style:display-name="Content_____________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5f__5f__5f__5f__5f__5f__5f__5f__7e_LT_7e_Hintergrund" style:display-name="Content_____________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5f__5f__5f__5f__5f__5f__5f__5f__5f__7e_LT_7e_Gliederung_20_1" style:display-name="Content_________________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5f__5f__5f__5f__7e_LT_7e_Gliederung_20_2" style:display-name="Content__________________~LT~Gliederung 2" style:family="paragraph" style:parent-style-name="Content_5f__5f__5f__5f__5f__5f__5f__5f__5f__5f__5f__5f__5f__5f__5f__5f__5f_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5f__5f__5f__5f__5f__5f__5f__5f__5f__5f__5f__5f__5f__5f__5f__7e_LT_7e_Gliederung_20_3" style:display-name="Content__________________~LT~Gliederung 3" style:family="paragraph" style:parent-style-name="Content_5f__5f__5f__5f__5f__5f__5f__5f__5f__5f__5f__5f__5f__5f__5f__5f__5f__5f_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5f__5f__5f__5f__5f__5f__5f__5f__5f__5f__5f__5f__5f__5f__5f__7e_LT_7e_Gliederung_20_4" style:display-name="Content__________________~LT~Gliederung 4" style:family="paragraph" style:parent-style-name="Content_5f__5f__5f__5f__5f__5f__5f__5f__5f__5f__5f__5f__5f__5f__5f__5f__5f__5f_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5f__5f__5f__5f__5f__5f__5f__5f__5f__5f__5f__5f__5f__5f__5f__7e_LT_7e_Gliederung_20_5" style:display-name="Content__________________~LT~Gliederung 5" style:family="paragraph" style:parent-style-name="Content_5f__5f__5f__5f__5f__5f__5f__5f__5f__5f__5f__5f__5f__5f__5f__5f__5f__5f_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5f__5f__5f__5f__5f__5f__5f__5f__5f__5f__5f__5f__5f__5f__5f__7e_LT_7e_Gliederung_20_6" style:display-name="Content__________________~LT~Gliederung 6" style:family="paragraph" style:parent-style-name="Content_5f__5f__5f__5f__5f__5f__5f__5f__5f__5f__5f__5f__5f__5f__5f__5f__5f__5f_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5f__5f__5f__5f__7e_LT_7e_Gliederung_20_7" style:display-name="Content__________________~LT~Gliederung 7" style:family="paragraph" style:parent-style-name="Content_5f__5f__5f__5f__5f__5f__5f__5f__5f__5f__5f__5f__5f__5f__5f__5f__5f__5f_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5f__5f__5f__5f__7e_LT_7e_Gliederung_20_8" style:display-name="Content__________________~LT~Gliederung 8" style:family="paragraph" style:parent-style-name="Content_5f__5f__5f__5f__5f__5f__5f__5f__5f__5f__5f__5f__5f__5f__5f__5f__5f__5f_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5f__5f__5f__5f__7e_LT_7e_Gliederung_20_9" style:display-name="Content__________________~LT~Gliederung 9" style:family="paragraph" style:parent-style-name="Content_5f__5f__5f__5f__5f__5f__5f__5f__5f__5f__5f__5f__5f__5f__5f__5f__5f__5f_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5f__5f__5f__5f__7e_LT_7e_Titel" style:display-name="Content_______________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5f__5f__5f__5f__7e_LT_7e_Untertitel" style:display-name="Content_______________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5f__5f__5f__5f__7e_LT_7e_Notizen" style:display-name="Content_______________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5f__5f__5f__5f__7e_LT_7e_Hintergrundobjekte" style:display-name="Content______________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5f__5f__5f__5f__5f__5f__5f__5f__5f__7e_LT_7e_Hintergrund" style:display-name="Content______________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10:41:14.722778011</meta:creation-date>
    <dc:date>2018-09-07T12:14:09.885110034</dc:date>
    <meta:editing-duration>PT17H58M19S</meta:editing-duration>
    <meta:editing-cycles>176</meta:editing-cycles>
    <meta:generator>LibreOffice/5.1.6.2$Linux_X86_64 LibreOffice_project/10m0$Build-2</meta:generator>
    <meta:document-statistic meta:table-count="0" meta:image-count="0" meta:object-count="0" meta:page-count="2" meta:paragraph-count="45" meta:word-count="268" meta:character-count="2327" meta:non-whitespace-character-count="2057"/>
  </office:meta>
</office:document-meta>
</file>